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66821" officeooo:paragraph-rsid="0006682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6821" officeooo:paragraph-rsid="0006682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6821" officeooo:paragraph-rsid="0006682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11e7" officeooo:paragraph-rsid="000911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49a" officeooo:paragraph-rsid="000a249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8a54" officeooo:paragraph-rsid="000a8a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fbe8" officeooo:paragraph-rsid="000bfbe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a8a54" officeooo:paragraph-rsid="000a8a54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fc415" officeooo:paragraph-rsid="000fc415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911e7" officeooo:paragraph-rsid="000911e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911e7"/>
    </style:style>
    <style:style style:name="P12" style:family="paragraph" style:parent-style-name="Standard">
      <style:paragraph-properties fo:text-align="start" style:justify-single-word="false"/>
      <style:text-properties officeooo:paragraph-rsid="00066821"/>
    </style:style>
    <style:style style:name="P13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8a54"/>
    </style:style>
    <style:style style:name="T3" style:family="text">
      <style:text-properties fo:font-size="12pt" style:text-underline-style="none" fo:font-weight="normal" officeooo:rsid="00066821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809b8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13438" style:font-size-asian="10.5pt" style:font-weight-asian="normal" style:font-size-complex="12pt" style:font-weight-complex="normal"/>
    </style:style>
    <style:style style:name="T6" style:family="text">
      <style:text-properties officeooo:rsid="000ff867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O GIT</text:p>
      <text:p text:style-name="P2"/>
      <text:p text:style-name="P2">O que é GIT?</text:p>
      <text:p text:style-name="P12"><text:span text:style-name="T3">- </text:span><text:span text:style-name="T4">É um software de versionamento de código </text:span><text:span text:style-name="T5">distribuído</text:span><text:span text:style-name="T4">. Ele ajuda a criar e monitorar diferentes versões de código dentro da nossa máquina. </text:span>O Git é um sistema de arquivos de conteúdo endereçável. </text:p>
      <text:p text:style-name="P3"/>
      <text:p text:style-name="P10">Comandos básicos de navegação no terminal</text:p>
      <text:p text:style-name="P11"><draw:frame text:anchor-type="paragraph" draw:z-index="0" draw:name="Quadro de texto 1" draw:style-name="gr1" draw:text-style-name="P13" svg:width="5.769cm" svg:height="4.871cm" svg:x="0.139cm" svg:y="0.411cm"><draw:text-box><text:p><text:span text:style-name="T7">Windows</text:span><text:span text:style-name="T8"> <text:s text:c="12"/></text:span></text:p><text:p><text:span text:style-name="T9">- cd</text:span></text:p><text:p><text:span text:style-name="T9">- dir</text:span></text:p><text:p><text:span text:style-name="T9">- mkdir</text:span></text:p><text:p><text:span text:style-name="T9">- del / rmdir</text:span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>Unix</text:span></text:p><text:p><text:span text:style-name="T9">- cd</text:span></text:p><text:p><text:span text:style-name="T9">- Is</text:span></text:p><text:p><text:span text:style-name="T9">- mkdir</text:span></text:p><text:p><text:span text:style-name="T9">- rm -rf </text:span></text:p><text:p><text:span text:style-name="T7"/></text:p></draw:text-box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5">dir / Is: lista os diretórios do sistema</text:p>
      <text:p text:style-name="P5">cd: <text:span text:style-name="T2">possibilita a navegação entre as pastas</text:span></text:p>
      <text:p text:style-name="P6">cls: limpa o terminal</text:p>
      <text:p text:style-name="P6">mkdir: criar uma pasta</text:p>
      <text:p text:style-name="P7">del: deleta <text:span text:style-name="T1">arquivos</text:span></text:p>
      <text:p text:style-name="P7">rmdir / rm -rf: remove repositório com tudo que ele contém</text:p>
      <text:p text:style-name="P6"/>
      <text:p text:style-name="P6"/>
      <text:p text:style-name="P8">*TAB é um atalho que auto completa os nomes das pastas e comandos</text:p>
      <text:p text:style-name="P8"/>
      <text:p text:style-name="P9">Senha do github: 212923062002<text:span text:style-name="T6">frutuos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6:17:38.227000000</meta:creation-date>
    <meta:generator>LibreOffice/7.3.0.3$Windows_x86 LibreOffice_project/0f246aa12d0eee4a0f7adcefbf7c878fc2238db3</meta:generator>
    <dc:date>2022-03-09T16:41:46.617000000</dc:date>
    <meta:editing-duration>PT46M45S</meta:editing-duration>
    <meta:editing-cycles>8</meta:editing-cycles>
    <meta:document-statistic meta:table-count="0" meta:image-count="0" meta:object-count="0" meta:page-count="1" meta:paragraph-count="13" meta:word-count="100" meta:character-count="573" meta:non-whitespace-character-count="483"/>
  </office:meta>
</office:document-meta>
</file>